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TECHNICAL" style:family="table">
      <style:table-properties style:width="16.499cm" fo:margin-left="0cm" table:align="left"/>
    </style:style>
    <style:style style:name="TECHNICAL.A" style:family="table-column">
      <style:table-column-properties style:column-width="0.531cm"/>
    </style:style>
    <style:style style:name="TECHNICAL.B" style:family="table-column">
      <style:table-column-properties style:column-width="2.432cm"/>
    </style:style>
    <style:style style:name="TECHNICAL.C" style:family="table-column">
      <style:table-column-properties style:column-width="2.734cm"/>
    </style:style>
    <style:style style:name="TECHNICAL.D" style:family="table-column">
      <style:table-column-properties style:column-width="3.958cm"/>
    </style:style>
    <style:style style:name="TECHNICAL.E" style:family="table-column">
      <style:table-column-properties style:column-width="3.956cm"/>
    </style:style>
    <style:style style:name="TECHNICAL.F" style:family="table-column">
      <style:table-column-properties style:column-width="2.887cm"/>
    </style:style>
    <style:style style:name="TECHNICAL.A1" style:family="table-cell">
      <style:table-cell-properties fo:padding-left="0.191cm" fo:padding-right="0.191cm" fo:padding-top="0cm" fo:padding-bottom="0cm" fo:border="0.5pt solid #000000" style:writing-mode="lr-tb"/>
    </style:style>
    <style:style style:name="TECHNICAL.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SOCIAL_5f_VALUES" style:display-name="SOCIAL_VALUES" style:family="table">
      <style:table-properties style:width="16.9cm" fo:margin-left="-0.3cm" table:align="left"/>
    </style:style>
    <style:style style:name="SOCIAL_5f_VALUES.A" style:display-name="SOCIAL_VALUES.A" style:family="table-column">
      <style:table-column-properties style:column-width="0.459cm"/>
    </style:style>
    <style:style style:name="SOCIAL_5f_VALUES.B" style:display-name="SOCIAL_VALUES.B" style:family="table-column">
      <style:table-column-properties style:column-width="2.752cm"/>
    </style:style>
    <style:style style:name="SOCIAL_5f_VALUES.C" style:display-name="SOCIAL_VALUES.C" style:family="table-column">
      <style:table-column-properties style:column-width="2.753cm"/>
    </style:style>
    <style:style style:name="SOCIAL_5f_VALUES.D" style:display-name="SOCIAL_VALUES.D" style:family="table-column">
      <style:table-column-properties style:column-width="3.978cm"/>
    </style:style>
    <style:style style:name="SOCIAL_5f_VALUES.E" style:display-name="SOCIAL_VALUES.E" style:family="table-column">
      <style:table-column-properties style:column-width="3.976cm"/>
    </style:style>
    <style:style style:name="SOCIAL_5f_VALUES.F" style:display-name="SOCIAL_VALUES.F" style:family="table-column">
      <style:table-column-properties style:column-width="2.983cm"/>
    </style:style>
    <style:style style:name="SOCIAL_5f_VALUES.1" style:display-name="SOCIAL_VALUES.1" style:family="table-row">
      <style:table-row-properties style:min-row-height="1.012cm"/>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SOCIAL_5f_VALUES.B1" style:display-name="SOCIAL_VALUES.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CULTURAL_5f_FIT" style:display-name="CULTURAL_FIT" style:family="table">
      <style:table-properties style:width="16.799cm" fo:margin-left="-0.3cm" table:align="left"/>
    </style:style>
    <style:style style:name="CULTURAL_5f_FIT.A" style:display-name="CULTURAL_FIT.A" style:family="table-column">
      <style:table-column-properties style:column-width="0.6cm"/>
    </style:style>
    <style:style style:name="CULTURAL_5f_FIT.B" style:display-name="CULTURAL_FIT.B" style:family="table-column">
      <style:table-column-properties style:column-width="3.6cm"/>
    </style:style>
    <style:style style:name="CULTURAL_5f_FIT.D" style:display-name="CULTURAL_FIT.D" style:family="table-column">
      <style:table-column-properties style:column-width="3.581cm"/>
    </style:style>
    <style:style style:name="CULTURAL_5f_FIT.E" style:display-name="CULTURAL_FIT.E" style:family="table-column">
      <style:table-column-properties style:column-width="3.24cm"/>
    </style:style>
    <style:style style:name="CULTURAL_5f_FIT.F" style:display-name="CULTURAL_FIT.F" style:family="table-column">
      <style:table-column-properties style:column-width="2.178cm"/>
    </style:style>
    <style:style style:name="CULTURAL_5f_FIT.1" style:display-name="CULTURAL_FIT.1" style:family="table-row">
      <style:table-row-properties style:min-row-height="1.012cm"/>
    </style:style>
    <style:style style:name="CULTURAL_5f_FIT.A1" style:display-name="CULTURAL_FIT.A1" style:family="table-cell">
      <style:table-cell-properties fo:padding-left="0.191cm" fo:padding-right="0.191cm" fo:padding-top="0cm" fo:padding-bottom="0cm" fo:border="0.5pt solid #000000" style:writing-mode="lr-tb"/>
    </style:style>
    <style:style style:name="CULTURAL_5f_FIT.B1" style:display-name="CULTURAL_FIT.B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Normal">
      <style:paragraph-properties fo:text-align="center" style:justify-single-word="false"/>
    </style:style>
    <style:style style:name="P3" style:family="paragraph" style:parent-style-name="Normal">
      <style:paragraph-properties fo:margin-top="0cm" fo:margin-bottom="0cm" style:contextual-spacing="false" fo:text-align="center" style:justify-single-word="false" fo:hyphenation-ladder-count="no-limit"/>
      <style:text-properties fo:hyphenate="true" loext:hyphenation-no-caps="false" loext:hyphenation-no-last-word="false" loext:hyphenation-word-char-count="no-limit" loext:hyphenation-zone="no-limit"/>
    </style:style>
    <style:style style:name="P4" style:family="paragraph" style:parent-style-name="Normal">
      <style:paragraph-properties fo:margin-top="0cm" fo:margin-bottom="0cm" style:contextual-spacing="false" fo:text-align="center" style:justify-single-word="false"/>
    </style:style>
    <style:style style:name="P5"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6" style:family="paragraph" style:parent-style-name="List_20_Paragraph">
      <style:paragraph-properties fo:text-align="center" style:justify-single-word="false"/>
      <style:text-properties fo:color="#000000" loext:opacity="100%" fo:font-weight="bold" style:font-weight-asian="bold" style:font-size-complex="12.5pt" style:font-weight-complex="bold"/>
    </style:style>
    <style:style style:name="P7" style:family="paragraph" style:parent-style-name="Normal">
      <style:text-properties fo:color="#000000" loext:opacity="100%" fo:font-weight="bold" style:font-weight-asian="bold" style:font-size-complex="12.5pt" style:font-weight-complex="bold"/>
    </style:style>
    <style:style style:name="P8"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000000"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9"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10"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11" style:family="paragraph" style:parent-style-name="Normal">
      <style:paragraph-properties fo:hyphenation-ladder-count="no-limit" fo:break-before="page"/>
      <style:text-properties fo:hyphenate="true" loext:hyphenation-no-caps="false" loext:hyphenation-no-last-word="false" loext:hyphenation-word-char-count="no-limit" loext:hyphenation-zone="no-limit"/>
    </style:style>
    <style:style style:name="P12" style:family="paragraph" style:parent-style-name="Normal">
      <style:paragraph-properties fo:hyphenation-ladder-count="no-limit"/>
      <style:text-properties fo:hyphenate="true" loext:hyphenation-no-caps="false" loext:hyphenation-no-last-word="false" loext:hyphenation-word-char-count="no-limit" loext:hyphenation-zone="no-limit"/>
    </style:style>
    <style:style style:name="P13" style:family="paragraph" style:parent-style-name="Normal">
      <style:paragraph-properties fo:margin-top="0cm" fo:margin-bottom="0cm" style:contextual-spacing="false" fo:hyphenation-ladder-count="no-limit"/>
      <style:text-properties fo:hyphenate="true" loext:hyphenation-no-caps="false" loext:hyphenation-no-last-word="false" loext:hyphenation-word-char-count="no-limit" loext:hyphenation-zone="no-limit"/>
    </style:style>
    <style:style style:name="P14"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hyphenate="true" loext:hyphenation-no-caps="false" loext:hyphenation-no-last-word="false" loext:hyphenation-word-char-count="no-limit" loext:hyphenation-zone="no-limit"/>
    </style:style>
    <style:style style:name="P15" style:family="paragraph" style:parent-style-name="Normal">
      <style:paragraph-properties fo:hyphenation-ladder-count="no-limit"/>
      <style:text-properties officeooo:paragraph-rsid="00036212" fo:hyphenate="true" loext:hyphenation-no-caps="false" loext:hyphenation-no-last-word="false" loext:hyphenation-word-char-count="no-limit" loext:hyphenation-zone="no-limit"/>
    </style:style>
    <style:style style:name="P16" style:family="paragraph" style:parent-style-name="TOC_20_1">
      <style:paragraph-properties>
        <style:tab-stops>
          <style:tab-stop style:position="15.903cm" style:type="right" style:leader-style="dotted" style:leader-text="."/>
        </style:tab-stops>
      </style:paragraph-properties>
    </style:style>
    <style:style style:name="P17" style:family="paragraph" style:parent-style-name="TOC_20_3">
      <style:paragraph-properties>
        <style:tab-stops>
          <style:tab-stop style:position="15.021cm" style:type="right" style:leader-style="dotted" style:leader-text="."/>
        </style:tab-stops>
      </style:paragraph-properties>
    </style:style>
    <style:style style:name="P18" style:family="paragraph" style:parent-style-name="Normal">
      <style:paragraph-properties fo:margin-top="0cm" fo:margin-bottom="0cm" style:contextual-spacing="false" fo:text-align="center" style:justify-single-word="false" fo:hyphenation-ladder-count="no-limit"/>
      <style:text-properties fo:font-weight="bold" style:font-weight-asian="bold" fo:hyphenate="true" loext:hyphenation-no-caps="false" loext:hyphenation-no-last-word="false" loext:hyphenation-word-char-count="no-limit" loext:hyphenation-zone="no-limit"/>
    </style:style>
    <style:style style:name="P19" style:family="paragraph" style:parent-style-name="Normal">
      <style:paragraph-properties fo:margin-top="0cm" fo:margin-bottom="0cm" style:contextual-spacing="false" fo:hyphenation-ladder-count="no-limit"/>
      <style:text-properties fo:font-weight="bold" style:font-weight-asian="bold" fo:hyphenate="true" loext:hyphenation-no-caps="false" loext:hyphenation-no-last-word="false" loext:hyphenation-word-char-count="no-limit" loext:hyphenation-zone="no-limit"/>
    </style:style>
    <style:style style:name="P20" style:family="paragraph" style:parent-style-name="Normal">
      <style:paragraph-properties fo:margin-top="0cm" fo:margin-bottom="0cm" style:contextual-spacing="false"/>
      <style:text-properties fo:font-weight="bold" style:font-weight-asian="bold"/>
    </style:style>
    <style:style style:name="P21" style:family="paragraph" style:parent-style-name="Normal">
      <style:paragraph-properties fo:margin-top="0cm" fo:margin-bottom="0cm" style:contextual-spacing="false" fo:line-height="100%" fo:text-align="center" style:justify-single-word="false"/>
      <style:text-properties fo:font-weight="bold" officeooo:paragraph-rsid="00036212" style:font-weight-asian="bold"/>
    </style:style>
    <style:style style:name="P22" style:family="paragraph" style:parent-style-name="Normal">
      <style:paragraph-properties fo:margin-top="0cm" fo:margin-bottom="0cm" style:contextual-spacing="false" fo:line-height="100%"/>
      <style:text-properties fo:font-weight="bold" officeooo:paragraph-rsid="00036212" style:font-weight-asian="bold"/>
    </style:style>
    <style:style style:name="P23" style:family="paragraph" style:parent-style-name="Normal">
      <style:paragraph-properties fo:margin-top="0cm" fo:margin-bottom="0cm" style:contextual-spacing="false"/>
    </style:style>
    <style:style style:name="P24" style:family="paragraph" style:parent-style-name="Normal">
      <style:paragraph-properties fo:margin-left="1.905cm" fo:margin-right="0cm" fo:hyphenation-ladder-count="no-limit" fo:text-indent="0cm" style:auto-text-indent="false">
        <style:tab-stops/>
      </style:paragraph-properties>
      <style:text-properties fo:font-style="italic" style:font-style-asian="italic" fo:hyphenate="true" loext:hyphenation-no-caps="false" loext:hyphenation-no-last-word="false" loext:hyphenation-word-char-count="no-limit" loext:hyphenation-zone="no-limit"/>
    </style:style>
    <style:style style:name="P25" style:family="paragraph" style:parent-style-name="Normal">
      <style:paragraph-properties fo:margin-left="0.635cm" fo:margin-right="0cm" fo:hyphenation-ladder-count="no-limit" fo:text-indent="0cm" style:auto-text-indent="false">
        <style:tab-stops/>
      </style:paragraph-properties>
      <style:text-properties fo:hyphenate="true" loext:hyphenation-no-caps="false" loext:hyphenation-no-last-word="false" loext:hyphenation-word-char-count="no-limit" loext:hyphenation-zone="no-limit"/>
    </style:style>
    <style:style style:name="P26" style:family="paragraph" style:parent-style-name="Normal">
      <style:paragraph-properties fo:margin-top="0cm" fo:margin-bottom="0cm" style:contextual-spacing="false" fo:line-height="100%"/>
      <style:text-properties fo:color="#5b9bd5" loext:opacity="100%" fo:font-weight="bold" officeooo:paragraph-rsid="00036212" style:font-weight-asian="bold"/>
    </style:style>
    <style:style style:name="P27" style:family="paragraph" style:parent-style-name="Normal">
      <style:paragraph-properties fo:margin-left="0cm" fo:margin-right="0.106cm" fo:margin-top="0.212cm" fo:margin-bottom="0.141cm" style:contextual-spacing="false" fo:text-align="justify" style:justify-single-word="false" fo:text-indent="0cm" style:auto-text-indent="false"/>
    </style:style>
    <style:style style:name="P28" style:family="paragraph" style:parent-style-name="Normal">
      <style:paragraph-properties fo:margin-left="0cm" fo:margin-right="0.106cm" fo:margin-top="0.212cm" fo:margin-bottom="0.141cm" style:contextual-spacing="false" fo:text-align="justify" style:justify-single-word="false" fo:text-indent="0cm" style:auto-text-indent="false"/>
      <style:text-properties fo:background-color="#ffffff"/>
    </style:style>
    <style:style style:name="P29" style:family="paragraph" style:parent-style-name="Normal">
      <loext:graphic-properties draw:fill="solid" draw:fill-color="#ffffff" draw:opacity="100%"/>
      <style:paragraph-properties fo:margin-top="0cm" fo:margin-bottom="0cm" style:contextual-spacing="false" fo:hyphenation-ladder-count="no-limit" fo:background-color="#ffffff" style:vertical-align="auto"/>
      <style:text-properties fo:color="#222222" loext:opacity="100%" style:font-name-asian="Times New Roman" style:language-asian="en" style:country-asian="GB" style:font-name-complex="Calibri" style:font-size-complex="12.5pt" fo:hyphenate="true" loext:hyphenation-no-caps="false" loext:hyphenation-no-last-word="false" loext:hyphenation-word-char-count="no-limit" loext:hyphenation-zone="no-limit"/>
    </style:style>
    <style:style style:name="P30" style:family="paragraph" style:parent-style-name="Normal">
      <loext:graphic-properties draw:fill="none"/>
      <style:paragraph-properties fo:margin-left="0cm" fo:margin-right="-0.4cm" fo:margin-top="0cm" fo:margin-bottom="0cm" style:contextual-spacing="false" fo:line-height="100%" fo:hyphenation-ladder-count="no-limit" fo:text-indent="0cm" style:auto-text-indent="false" fo:background-color="transparent"/>
      <style:text-properties officeooo:rsid="00026b5f" officeooo:paragraph-rsid="00036212" fo:hyphenate="false" loext:hyphenation-no-caps="false" loext:hyphenation-no-last-word="false" loext:hyphenation-word-char-count="no-limit" loext:hyphenation-zone="no-limit"/>
    </style:style>
    <style:style style:name="P31" style:family="paragraph" style:parent-style-name="Normal">
      <style:text-properties officeooo:rsid="00026b5f" officeooo:paragraph-rsid="00036212"/>
    </style:style>
    <style:style style:name="P32" style:family="paragraph" style:parent-style-name="Normal">
      <style:paragraph-properties fo:margin-top="0cm" fo:margin-bottom="0cm" style:contextual-spacing="false" fo:line-height="100%" fo:text-align="center" style:justify-single-word="false"/>
      <style:text-properties officeooo:paragraph-rsid="00036212"/>
    </style:style>
    <style:style style:name="P33" style:family="paragraph" style:parent-style-name="Normal">
      <style:paragraph-properties fo:margin-top="0cm" fo:margin-bottom="0cm" style:contextual-spacing="false" fo:line-height="100%"/>
      <style:text-properties officeooo:paragraph-rsid="00036212"/>
    </style:style>
    <style:style style:name="P34" style:family="paragraph" style:parent-style-name="Normal">
      <style:text-properties officeooo:paragraph-rsid="00036212"/>
    </style:style>
    <style:style style:name="P35" style:family="paragraph" style:parent-style-name="Standard">
      <style:paragraph-properties fo:margin-top="0cm" fo:margin-bottom="0cm" style:contextual-spacing="false"/>
      <style:text-properties officeooo:paragraph-rsid="00036212"/>
    </style:style>
    <style:style style:name="P36" style:family="paragraph" style:parent-style-name="Normal" style:master-page-name="MPF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37" style:family="paragraph" style:parent-style-name="Heading_20_1">
      <style:text-properties fo:color="#0070c0" loext:opacity="100%"/>
    </style:style>
    <style:style style:name="P38" style:family="paragraph" style:parent-style-name="Heading_20_1">
      <style:paragraph-properties fo:break-before="page"/>
    </style:style>
    <style:style style:name="P39" style:family="paragraph" style:parent-style-name="Heading_20_2">
      <style:paragraph-properties fo:break-before="page"/>
    </style:style>
    <style:style style:name="P40" style:family="paragraph" style:parent-style-name="Heading_20_3">
      <style:text-properties style:use-window-font-color="true" loext:opacity="0%"/>
    </style:style>
    <style:style style:name="P41" style:family="paragraph" style:parent-style-name="List_20_Paragraph" style:list-style-name="L1"/>
    <style:style style:name="P42" style:family="paragraph" style:parent-style-name="List_20_Paragraph" style:list-style-name="L1">
      <style:text-properties style:font-name-complex="Calibri" style:font-size-complex="12.5pt"/>
    </style:style>
    <style:style style:name="P43" style:family="paragraph" style:parent-style-name="List_20_Paragraph" style:list-style-name="L2">
      <style:paragraph-properties fo:hyphenation-ladder-count="no-limit"/>
      <style:text-properties fo:hyphenate="true" loext:hyphenation-no-caps="false" loext:hyphenation-no-last-word="false" loext:hyphenation-word-char-count="no-limit" loext:hyphenation-zone="no-limit"/>
    </style:style>
    <style:style style:name="P44" style:family="paragraph" style:parent-style-name="List_20_Paragraph" style:list-style-name="L3"/>
    <style:style style:name="P45" style:family="paragraph" style:parent-style-name="List_20_Paragraph" style:list-style-name="L4"/>
    <style:style style:name="P46" style:family="paragraph" style:parent-style-name="List_20_Paragraph" style:list-style-name="L5"/>
    <style:style style:name="P47" style:family="paragraph" style:parent-style-name="List_20_Paragraph" style:list-style-name="L6"/>
    <style:style style:name="T1" style:family="text">
      <style:text-properties style:font-name="Arial" fo:font-size="10pt" style:font-size-asian="10pt" style:font-name-complex="Arial"/>
    </style:style>
    <style:style style:name="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T3" style:family="text">
      <style:text-properties fo:color="#0000cc" loext:opacity="100%" style:font-name="Arial" fo:font-size="10pt" style:font-size-asian="10pt" style:font-name-complex="Arial" style:font-size-complex="12.5pt" style:font-weight-complex="bold"/>
    </style:style>
    <style:style style:name="T4" style:family="text">
      <style:text-properties fo:color="#0000cc" loext:opacity="100%" fo:font-weight="bold" style:font-weight-asian="bold" style:font-size-complex="12.5pt" style:font-weight-complex="bold"/>
    </style:style>
    <style:style style:name="T5" style:family="text">
      <style:text-properties fo:color="#000000" loext:opacity="100%"/>
    </style:style>
    <style:style style:name="T6" style:family="text">
      <style:text-properties fo:color="#000000" loext:opacity="100%" fo:font-weight="bold" style:font-weight-asian="bold" style:font-size-complex="12.5pt" style:font-weight-complex="bold"/>
    </style:style>
    <style:style style:name="T7" style:family="text">
      <style:text-properties fo:color="#000000" loext:opacity="100%" style:font-name-complex="Calibri" style:font-size-complex="12.5pt"/>
    </style:style>
    <style:style style:name="T8" style:family="text">
      <style:text-properties fo:color="#000000" loext:opacity="100%" style:font-name-asian="Times New Roman" style:language-asian="en" style:country-asian="GB" style:font-name-complex="Calibri" style:font-size-complex="12.5pt"/>
    </style:style>
    <style:style style:name="T9" style:family="text">
      <style:text-properties fo:font-weight="bold" style:font-weight-asian="bold"/>
    </style:style>
    <style:style style:name="T10" style:family="text">
      <style:text-properties style:font-name-asian="Arial" style:font-name-complex="Calibri"/>
    </style:style>
    <style:style style:name="T11" style:family="text">
      <style:text-properties fo:color="#0070c0" loext:opacity="100%"/>
    </style:style>
    <style:style style:name="T12" style:family="text">
      <style:text-properties fo:color="#0070c0" loext:opacity="100%" fo:font-weight="bold" style:font-weight-asian="bold"/>
    </style:style>
    <style:style style:name="T13" style:family="text">
      <style:text-properties fo:background-color="#ffffff" loext:char-shading-value="0"/>
    </style:style>
    <style:style style:name="T14" style:family="text">
      <style:text-properties fo:color="#222222" loext:opacity="100%" style:font-name-asian="Times New Roman" style:language-asian="en" style:country-asian="GB" style:font-name-complex="Calibri" style:font-size-complex="12.5pt"/>
    </style:style>
    <style:style style:name="T15" style:family="text">
      <style:text-properties fo:color="#222222" loext:opacity="100%" style:font-name-asian="Times New Roman" style:language-asian="en" style:country-asian="GB" style:font-name-complex="Calibri" style:font-size-complex="12.5pt" style:font-style-complex="italic"/>
    </style:style>
    <style:style style:name="T16" style:family="text">
      <style:text-properties officeooo:rsid="0021ded3"/>
    </style:style>
    <style:style style:name="T17" style:family="text">
      <style:text-properties officeooo:rsid="001fcb01"/>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ext:p text:style-name="P5">Proposal Pack</text:p>
      <text:p text:style-name="P6">Attachment 2: How to bid including evaluation criteria</text:p>
      <text:p text:style-name="P5"><text:bookmark-start text:name="_Hlk95926626"/></text:p>
      <text:p text:style-name="P9">«Insert Procurement Title»</text:p>
      <text:p text:style-name="P2"><text:span text:style-name="Default_20_Paragraph_20_Font"><text:span text:style-name="T6">Reference: </text:span></text:span><text:bookmark-start text:name="_Hlk92685062"/><text:span text:style-name="Default_20_Paragraph_20_Font"><text:span text:style-name="T4">«</text:span></text:span><text:bookmark-end text:name="_Hlk92685062"/><text:span text:style-name="Default_20_Paragraph_20_Font"><text:span text:style-name="T4">Insert Event id»</text:span></text:span></text:p>
      <text:p text:style-name="P9"><text:bookmark-end text:name="_Hlk95926626"/></text:p>
      <text:p text:style-name="P9"/>
      <text:p text:style-name="P5">a ‘call-off direct’ in relation to</text:p>
      <text:p text:style-name="P2"><text:span text:style-name="Default_20_Paragraph_20_Font"><text:span text:style-name="T4">«Insert Lot id» «Insert Lot Name»</text:span></text:span></text:p>
      <text:p text:style-name="P10">«Insert Commercial Agreement name» («Insert Commercial Agreement id»)</text:p>
      <text:p text:style-name="P5"/>
      <text:p text:style-name="P5"/>
      <text:p text:style-name="P5">Buyer</text:p>
      <text:p text:style-name="P10">«Insert Name of Buyer»</text:p>
      <text:p text:style-name="P7"/>
      <text:p text:style-name="P5"/>
      <text:p text:style-name="Normal"/>
      <text:p text:style-name="P11"/>
      <text:p text:style-name="Normal"/>
      <text:p text:style-name="TOC_20_Heading">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text:a xlink:type="simple" xlink:href="#_Toc111820036" office:target-frame-name="_top" xlink:show="replace" text:style-name="Internet_20_link" text:visited-style-name="Visited_20_Internet_20_Link"><text:span text:style-name="Hyperlink">How to make your proposal</text:span><text:tab/>3</text:a></text:p>
          <text:p text:style-name="P16"><text:a xlink:type="simple" xlink:href="#_Toc111820037" office:target-frame-name="_top" xlink:show="replace" text:style-name="Internet_20_link" text:visited-style-name="Visited_20_Internet_20_Link"><text:span text:style-name="Hyperlink">Questions and evaluation criteria</text:span><text:tab/>5</text:a></text:p>
          <text:p text:style-name="TOC_20_2"><text:a xlink:type="simple" xlink:href="#_Toc111820041" office:target-frame-name="_top" xlink:show="replace" text:style-name="Internet_20_link" text:visited-style-name="Visited_20_Internet_20_Link"><text:span text:style-name="Hyperlink">How to complete your 4. Price Schedule</text:span><text:tab/>9</text:a></text:p>
          <text:p text:style-name="P16"><text:a xlink:type="simple" xlink:href="#_Toc111820042" office:target-frame-name="_top" xlink:show="replace" text:style-name="Internet_20_link" text:visited-style-name="Visited_20_Internet_20_Link"><text:span text:style-name="Hyperlink">Award Criteria</text:span><text:tab/>10</text:a></text:p>
          <text:p text:style-name="TOC_20_2"><text:a xlink:type="simple" xlink:href="#_Toc111820043" office:target-frame-name="_top" xlink:show="replace" text:style-name="Internet_20_link" text:visited-style-name="Visited_20_Internet_20_Link"><text:span text:style-name="Hyperlink">Award process - What you need to do</text:span><text:tab/>10</text:a></text:p>
          <text:p text:style-name="TOC_20_2"><text:a xlink:type="simple" xlink:href="#_Toc111820044" office:target-frame-name="_top" xlink:show="replace" text:style-name="Internet_20_link" text:visited-style-name="Visited_20_Internet_20_Link"><text:span text:style-name="Hyperlink">Award process - What we will do</text:span><text:tab/>10</text:a></text:p>
          <text:p text:style-name="P17"><text:a xlink:type="simple" xlink:href="#_Toc111820045" office:target-frame-name="_top" xlink:show="replace" text:style-name="Internet_20_link" text:visited-style-name="Visited_20_Internet_20_Link"><text:span text:style-name="Hyperlink">Compliance Check</text:span><text:tab/>10</text:a></text:p>
          <text:p text:style-name="P17"><text:a xlink:type="simple" xlink:href="#_Toc111820046" office:target-frame-name="_top" xlink:show="replace" text:style-name="Internet_20_link" text:visited-style-name="Visited_20_Internet_20_Link"><text:span text:style-name="Hyperlink">Technical Evaluation and Commercial Evaluation</text:span><text:tab/>10</text:a></text:p>
          <text:p text:style-name="P17"><text:a xlink:type="simple" xlink:href="#_Toc111820047" office:target-frame-name="_top" xlink:show="replace" text:style-name="Internet_20_link" text:visited-style-name="Visited_20_Internet_20_Link"><text:span text:style-name="Hyperlink">Presentations</text:span><text:tab/>10</text:a></text:p>
          <text:p text:style-name="P17"><text:a xlink:type="simple" xlink:href="#_Toc111820048" office:target-frame-name="_top" xlink:show="replace" text:style-name="Internet_20_link" text:visited-style-name="Visited_20_Internet_20_Link"><text:span text:style-name="Hyperlink">Award</text:span><text:tab/>11</text:a></text:p>
          <text:p text:style-name="P16"><text:a xlink:type="simple" xlink:href="#_Toc111820049" office:target-frame-name="_top" xlink:show="replace" text:style-name="Internet_20_link" text:visited-style-name="Visited_20_Internet_20_Link"><text:span text:style-name="Hyperlink">Further Information</text:span><text:tab/>11</text:a></text:p>
        </text:index-body>
      </text:table-of-content>
      <text:p text:style-name="Normal"/>
      <text:p text:style-name="P12"/>
      <text:p text:style-name="P11"><text:bookmark-start text:name="_Toc92688238"/></text:p>
      <text:h text:style-name="Heading_20_1" text:outline-level="1"><text:bookmark-start text:name="_Toc96061026"/><text:bookmark-start text:name="_Toc110266951"/><text:bookmark-start text:name="_Toc111475178"/><text:bookmark-start text:name="_Toc111568140"/><text:bookmark-start text:name="_Toc111820036"/>How to make your <text:bookmark-end text:name="_Toc96061026"/><text:bookmark-end text:name="_Toc110266951"/><text:bookmark-end text:name="_Toc111475178"/><text:bookmark-end text:name="_Toc111568140"/>proposal<text:bookmark-end text:name="_Toc111820036"/></text:h>
      <text:p text:style-name="Normal"/>
      <text:p text:style-name="Normal">Your proposal must be made by the organisation that will be responsible for providing the deliverables if your proposal is successful.</text:p>
      <text:p text:style-name="Normal">Remember to:</text:p>
      <text:list text:style-name="L1">
        <text:list-item>
          <text:p text:style-name="P41"><text:span text:style-name="Default_20_Paragraph_20_Font"><text:span text:style-name="T7">Decline this Proposal Pack if you do not wish to submit a response. If you Decline please provide a reason for doing so</text:span></text:span></text:p>
        </text:list-item>
        <text:list-item>
          <text:p text:style-name="P42">Submit your proposal via the Crown Commercial Services e-Sourcing Suite. <text:s/>We will only accept proposals that we receive through the Crown Commercial Services e-Sourcing Suite</text:p>
        </text:list-item>
        <text:list-item>
          <text:p text:style-name="P42">Submit your proposal in good time and before the proposal submission deadline</text:p>
        </text:list-item>
        <text:list-item>
          <text:p text:style-name="P42">Your proposal should be attached to the procurement event in the Crown Commercial Services e-Sourcing Suite</text:p>
        </text:list-item>
        <text:list-item>
          <text:p text:style-name="P42">Upload only those documents we have asked for in line with the requirements specified – any other supporting evidence, certificates for example, may be requested separately by us.</text:p>
        </text:list-item>
        <text:list-item>
          <text:p text:style-name="P42">Where multiple documents are required they can only be submitted within a single compressed file format – .zip files is the only acceptable compressed file format</text:p>
        </text:list-item>
        <text:list-item>
          <text:p text:style-name="P42">Make sure you answer every question</text:p>
        </text:list-item>
        <text:list-item>
          <text:p text:style-name="P42">Each question must be answered in its own right. You must not answer any of the questions by cross referencing other questions or other materials e.g. reports located on your website</text:p>
        </text:list-item>
        <text:list-item>
          <text:p text:style-name="P42">Check for messages in the Crown Commercial Services e-Sourcing Suite throughout the competition</text:p>
        </text:list-item>
        <text:list-item>
          <text:p text:style-name="P41"><text:span text:style-name="Default_20_Paragraph_20_Font"><text:span text:style-name="T7">Press the Submit Response button when your proposal is ready, otherwise we will not be able to see it.</text:span></text:span></text:p>
        </text:list-item>
        <text:list-item>
          <text:p text:style-name="P42">If you are unsure, ask questions before the Clarification Deadline passes (see ‘Timelines for the competition’ in document 1. About the procurement).</text:p>
        </text:list-item>
      </text:list>
      <text:p text:style-name="P12">Key information to be included in your response is as follows:</text:p>
      <text:p text:style-name="P12">Please copy the following sections called ‘affirmations’; ‘conflicts of information’; ‘award contacts’ and ‘sub-contractor details’ in to a word document and name it Qualification. <text:s/></text:p>
      <text:p text:style-name="P12">Please complete each section by either responding yes or no or by the information we have asked for. <text:s/>This word document must be uploaded with the rest of your bid.</text:p>
      <text:p text:style-name="P12"/>
      <text:list xml:id="list2881721423" text:style-name="L2">
        <text:list-item>
          <text:p text:style-name="P43"><text:span text:style-name="Default_20_Paragraph_20_Font"><text:span text:style-name="T9">Affirmations</text:span></text:span></text:p>
        </text:list-item>
      </text:list>
      <text:p text:style-name="P12"><text:soft-page-break/></text:p>
      <table:table table:name="Table1" table:style-name="Table1">
        <table:table-column table:style-name="Table1.A"/>
        <table:table-column table:style-name="Table1.B"/>
        <table:table-column table:style-name="Table1.C"/>
        <table:table-row>
          <table:table-cell table:style-name="Table1.A1" office:value-type="string">
            <text:p text:style-name="P18">#</text:p>
          </table:table-cell>
          <table:table-cell table:style-name="Table1.A1" office:value-type="string">
            <text:p text:style-name="P19">Affirmation</text:p>
          </table:table-cell>
          <table:table-cell table:style-name="Table1.A1" office:value-type="string">
            <text:p text:style-name="P18">Response</text:p>
          </table:table-cell>
        </table:table-row>
        <table:table-row>
          <table:table-cell table:style-name="Table1.A1" office:value-type="string">
            <text:p text:style-name="P3">1</text:p>
          </table:table-cell>
          <table:table-cell table:style-name="Table1.A1" office:value-type="string">
            <text:p text:style-name="P23">Do you accept the competition rules as described in Attachment 1 – About the Procurement?</text:p>
          </table:table-cell>
          <table:table-cell table:style-name="Table1.A1" office:value-type="string">
            <text:p text:style-name="P3">Yes / No</text:p>
          </table:table-cell>
        </table:table-row>
        <table:table-row>
          <table:table-cell table:style-name="Table1.A1" office:value-type="string">
            <text:p text:style-name="P3">2</text:p>
          </table:table-cell>
          <table:table-cell table:style-name="Table1.A1" office:value-type="string">
            <text:p text:style-name="P23">Have you read, understood and accepted the Bid Pack and all associated attachments, specifically Attachment 3 - Statement of Requirements?</text:p>
          </table:table-cell>
          <table:table-cell table:style-name="Table1.A1" office:value-type="string">
            <text:p text:style-name="P4">Yes / No</text:p>
          </table:table-cell>
        </table:table-row>
        <table:table-row>
          <table:table-cell table:style-name="Table1.A1" office:value-type="string">
            <text:p text:style-name="P3">3</text:p>
          </table:table-cell>
          <table:table-cell table:style-name="Table1.A1" office:value-type="string">
            <text:p text:style-name="P23">Do you agree, without caveats or limitations, that in the event that you are successful, Attachment 5 - Terms and Conditions will govern the provision of this contract?</text:p>
          </table:table-cell>
          <table:table-cell table:style-name="Table1.A1" office:value-type="string">
            <text:p text:style-name="P4">Yes / No</text:p>
          </table:table-cell>
        </table:table-row>
        <table:table-row>
          <table:table-cell table:style-name="Table1.A1" office:value-type="string">
            <text:p text:style-name="P3">4</text:p>
          </table:table-cell>
          <table:table-cell table:style-name="Table1.A1" office:value-type="string">
            <text:p text:style-name="P23">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4">Yes / No</text:p>
          </table:table-cell>
        </table:table-row>
      </table:table>
      <text:p text:style-name="P24">Note: If you cannot affirm the above statements, your response will not be considered further<text:line-break/></text:p>
      <text:list xml:id="list123858915638054" text:continue-numbering="true" text:style-name="L2">
        <text:list-item>
          <text:p text:style-name="P43"><text:span text:style-name="Default_20_Paragraph_20_Font"><text:span text:style-name="T9">Conflicts of Interest -</text:span></text:span> Statement of whether any potential, actual or perceived conflicts of interest have been identified that may by relevant to this Bid Pack</text:p>
        </text:list-item>
      </text:list>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3" office:value-type="string">
            <text:p text:style-name="P20">Conflicts of interest identified and requiring disclosure?</text:p>
            <text:p text:style-name="P23">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13">Yes / No</text:p>
          </table:table-cell>
        </table:table-row>
        <table:table-row>
          <table:table-cell table:style-name="Table2.A1" office:value-type="string">
            <text:p text:style-name="P18">#</text:p>
          </table:table-cell>
          <table:table-cell table:style-name="Table2.A1" office:value-type="string">
            <text:p text:style-name="P19">Conflict of Interest detail</text:p>
          </table:table-cell>
          <table:table-cell table:style-name="Table2.A1" table:number-columns-spanned="2" office:value-type="string">
            <text:p text:style-name="P19">Mitigation safeguards</text:p>
          </table:table-cell>
          <table:covered-table-cell/>
        </table:table-row>
        <table:table-row>
          <table:table-cell table:style-name="Table2.A1" office:value-type="string">
            <text:p text:style-name="P3">1</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row>
          <table:table-cell table:style-name="Table2.A1" office:value-type="string">
            <text:p text:style-name="P3">2</text:p>
          </table:table-cell>
          <table:table-cell table:style-name="Table2.A1" office:value-type="string">
            <text:p text:style-name="P13"/>
          </table:table-cell>
          <table:table-cell table:style-name="Table2.A1" table:number-columns-spanned="2" office:value-type="string">
            <text:p text:style-name="P13"/>
          </table:table-cell>
          <table:covered-table-cell/>
        </table:table-row>
      </table:table>
      <text:p text:style-name="P25"/>
      <text:list xml:id="list123859135369616" text:continue-numbering="true" text:style-name="L2">
        <text:list-item>
          <text:p text:style-name="P43"><text:span text:style-name="Default_20_Paragraph_20_Font"><text:span text:style-name="T9">Award Contacts</text:span></text:span> <text:span text:style-name="Default_20_Paragraph_20_Font"><text:span text:style-name="T9">-</text:span></text:span> Please provide details of where the Award Outcome should be directed. <text:s/>Your response must include their:</text:p>
          <text:list>
            <text:list-item>
              <text:p text:style-name="P43">Full Name</text:p>
            </text:list-item>
            <text:list-item>
              <text:p text:style-name="P43">Role/Title</text:p>
            </text:list-item>
            <text:list-item>
              <text:p text:style-name="P43">Registered Address</text:p>
            </text:list-item>
            <text:list-item>
              <text:p text:style-name="P43">Email Address</text:p>
            </text:list-item>
          </text:list>
        </text:list-item>
      </text:list>
      <text:p text:style-name="P11"/>
      <text:list xml:id="list123858747150846" text:continue-numbering="true" text:style-name="L2">
        <text:list-item>
          <text:p text:style-name="P43"><text:span text:style-name="Default_20_Paragraph_20_Font"><text:span text:style-name="T9">Sub-Contractor Details.</text:span></text:span> <text:s/>Please provide details of any sub-contractors you propose to use in order to meet your obligations should you be awarded a Contract. <text:s/>Your response must include their:</text:p>
        </text:list-item>
      </text:list>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8">#</text:p>
          </table:table-cell>
          <table:table-cell table:style-name="Table3.A1" office:value-type="string">
            <text:p text:style-name="P19">Trading Name(s)</text:p>
          </table:table-cell>
          <table:table-cell table:style-name="Table3.A1" office:value-type="string">
            <text:p text:style-name="P19">Registered Address(ees) and contact details</text:p>
          </table:table-cell>
          <table:table-cell table:style-name="Table3.A1" office:value-type="string">
            <text:p text:style-name="P19">Products and services to be provided</text:p>
          </table:table-cell>
        </table:table-row>
        <table:table-row>
          <table:table-cell table:style-name="Table3.A1" office:value-type="string">
            <text:p text:style-name="P3">1</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row>
          <table:table-cell table:style-name="Table3.A1" office:value-type="string">
            <text:p text:style-name="P3">2</text:p>
          </table:table-cell>
          <table:table-cell table:style-name="Table3.A1" office:value-type="string">
            <text:p text:style-name="P13"/>
          </table:table-cell>
          <table:table-cell table:style-name="Table3.A1" office:value-type="string">
            <text:p text:style-name="P13"/>
          </table:table-cell>
          <table:table-cell table:style-name="Table3.A1" office:value-type="string">
            <text:p text:style-name="P13"/>
          </table:table-cell>
        </table:table-row>
      </table:table>
      <text:h text:style-name="Heading_20_1" text:outline-level="1"><text:bookmark-start text:name="_Toc96061027"/><text:bookmark-start text:name="_Toc110266952"/></text:h>
      <text:h text:style-name="Heading_20_1" text:outline-level="1"><text:bookmark-start text:name="_Toc111475179"/><text:bookmark-start text:name="_Toc111568141"/><text:bookmark-start text:name="_Toc111820037"/>Questions and evaluation criteria<text:bookmark-end text:name="_Toc111475179"/><text:bookmark-end text:name="_Toc111568141"/><text:bookmark-end text:name="_Toc111820037"/><text:bookmark-end text:name="_Toc96061027"/><text:bookmark-end text:name="_Toc110266952"/></text:h>
      <text:p text:style-name="Normal"/>
      <text:p text:style-name="Normal"><text:span text:style-name="Default_20_Paragraph_20_Font"><text:span text:style-name="T10">A summary of all the questions is set out below. <text:s/>Please note that unlike a traditional invitation to bid these elements are not scored as you have already been deemed capable of the provision of the required deliverables. These questions are aimed at understanding the approach that will be provided throughout the contract duration and clarifications will be undertaken where required to reach a mutually agreeable approach</text:span></text:span></text:p>
      <text:p text:style-name="Normal">You are invited to respond to questions which will evaluate your response to our requirements for:</text:p>
      <text:p text:style-name="Normal"/>
      <text:list text:style-name="L3">
        <text:list-item>
          <text:p text:style-name="P44"><text:bookmark-start text:name="_Hlk111643012"/><text:span text:style-name="Default_20_Paragraph_20_Font"><text:span text:style-name="T5">Quality</text:span></text:span></text:p>
          <text:list>
            <text:list-item>
              <text:p text:style-name="P44"><text:span text:style-name="Default_20_Paragraph_20_Font"><text:span text:style-name="T5">Technical</text:span></text:span></text:p>
            </text:list-item>
            <text:list-item>
              <text:p text:style-name="P44"><text:span text:style-name="Default_20_Paragraph_20_Font"><text:span text:style-name="T5">Social Value</text:span></text:span></text:p>
            </text:list-item>
            <text:list-item>
              <text:p text:style-name="P44"><text:span text:style-name="Default_20_Paragraph_20_Font"><text:span text:style-name="T5">Cultural Fit</text:span></text:span></text:p>
            </text:list-item>
          </text:list>
        </text:list-item>
        <text:list-item>
          <text:p text:style-name="P44"><text:span text:style-name="Default_20_Paragraph_20_Font"><text:span text:style-name="T5">Price</text:span></text:span><text:bookmark-end text:name="_Hlk111643012"/><text:span text:style-name="Default_20_Paragraph_20_Font"><text:span text:style-name="T12"><text:line-break/></text:span></text:span></text:p>
        </text:list-item>
      </text:list>
      <text:p text:style-name="Normal">Please answer all the following Quality questions in a single Microsoft word document using Arial font size 11. <text:s/>Each question you answer must include a heading which includes the question title and the corresponding question number. <text:s/>Your response to each question must be included in your response to the question you are answering. <text:s/>You should not refer to another part of your bid or other sources such as your website. <text:s text:c="2"/></text:p>
      <text:p text:style-name="P11"/>
      <text:h text:style-name="P37" text:outline-level="1"><text:bookmark-start text:name="_Toc110266953"/><text:bookmark-start text:name="_Toc111475180"/><text:bookmark-start text:name="_Toc111568142"/><text:bookmark-start text:name="_Toc111820038"/>«Insert_Technical_Title»<text:bookmark-end text:name="_Toc110266953"/><text:bookmark-end text:name="_Toc111475180"/><text:bookmark-end text:name="_Toc111568142"/><text:bookmark-end text:name="_Toc111820038"/></text:h>
      <text:p text:style-name="Normal">Guidelines:</text:p>
      <text:list xml:id="list4073183557" text:style-name="L4">
        <text:list-item>
          <text:p text:style-name="P45">You must answer all the following questions</text:p>
        </text:list-item>
        <text:list-item>
          <text:p text:style-name="P45">Keep your responses as succinct as possible</text:p>
        </text:list-item>
      </text:list>
      <text:p text:style-name="P35"/>
      <table:table table:name="TECHNICAL" table:style-name="TECHNICAL">
        <table:table-column table:style-name="TECHNICAL.A"/>
        <table:table-column table:style-name="TECHNICAL.B"/>
        <table:table-column table:style-name="TECHNICAL.C"/>
        <table:table-column table:style-name="TECHNICAL.D"/>
        <table:table-column table:style-name="TECHNICAL.E"/>
        <table:table-column table:style-name="TECHNICAL.F"/>
        <table:table-row>
          <table:table-cell table:style-name="TECHNICAL.A1" office:value-type="string">
            <text:p text:style-name="P21">#</text:p>
          </table:table-cell>
          <table:table-cell table:style-name="TECHNICAL.B1" office:value-type="string">
            <text:p text:style-name="P22">Question</text:p>
          </table:table-cell>
          <table:table-cell table:style-name="TECHNICAL.B1" office:value-type="string">
            <text:p text:style-name="P22"><text:span text:style-name="Default_20_Paragraph_20_Font">Additional Detail</text:span></text:p>
          </table:table-cell>
          <table:table-cell table:style-name="TECHNICAL.B1" office:value-type="string">
            <text:p text:style-name="P22"><text:span text:style-name="Default_20_Paragraph_20_Font">What good looks like</text:span></text:p>
          </table:table-cell>
          <table:table-cell table:style-name="TECHNICAL.A1" office:value-type="string">
            <text:p text:style-name="P22"/>
          </table:table-cell>
          <table:table-cell table:style-name="TECHNICAL.A1" office:value-type="string">
            <text:p text:style-name="P22">Response</text:p>
          </table:table-cell>
        </table:table-row>
        <table:table-row>
          <table:table-cell table:style-name="TECHNICAL.A1" office:value-type="string">
            <text:p text:style-name="P32">1</text:p>
          </table:table-cell>
          <table:table-cell table:style-name="TECHNICAL.B1" office:value-type="string">
            <text:p text:style-name="P26">«Insert_Technical_Question_#n»</text:p>
            <text:p text:style-name="P26"/>
          </table:table-cell>
          <table:table-cell table:style-name="TECHNICAL.B1" office:value-type="string">
            <text:p text:style-name="P26">«Insert_Technical_Question_Additional_#»</text:p>
          </table:table-cell>
          <table:table-cell table:style-name="TECHNICAL.B1" office:value-type="string">
            <text:p text:style-name="P26">«Insert_Technical_Question_What_Good_#»</text:p>
          </table:table-cell>
          <table:table-cell table:style-name="TECHNICAL.A1" office:value-type="string">
            <text:p text:style-name="P26"/>
          </table:table-cell>
          <table:table-cell table:style-name="TECHNICAL.A1" office:value-type="string">
            <text:p text:style-name="P30">Attachment</text:p>
          </table:table-cell>
        </table:table-row>
      </table:table>
      <text:p text:style-name="P31"/>
      <text:p text:style-name="P11"/>
      <text:h text:style-name="Heading_20_1" text:outline-level="1"><text:bookmark-start text:name="_Toc96061029"/><text:bookmark-start text:name="_Toc110266954"/><text:bookmark-start text:name="_Toc111475181"/><text:bookmark-start text:name="_Toc111568143"/><text:bookmark-start text:name="_Toc111820039"/><text:span text:style-name="Default_20_Paragraph_20_Font"><text:span text:style-name="T11">«Insert_Social_Values_Title»</text:span></text:span><text:bookmark-end text:name="_Toc96061029"/><text:bookmark-end text:name="_Toc110266954"/><text:bookmark-end text:name="_Toc111475181"/><text:bookmark-end text:name="_Toc111568143"/><text:bookmark-end text:name="_Toc111820039"/></text:h>
      <text:p text:style-name="Normal">Guidelines:</text:p>
      <text:list xml:id="list123859316257857" text:continue-numbering="true" text:style-name="L4">
        <text:list-item>
          <text:p text:style-name="P45">You must answer all the following questions</text:p>
        </text:list-item>
        <text:list-item>
          <text:p text:style-name="P45">Keep your responses as succinct as possible</text:p>
        </text:list-item>
      </text:list>
      <text:p text:style-name="List_20_Paragraph"/>
      <table:table table:name="SOCIAL_VALUES" table:style-name="SOCIAL_5f_VALUES">
        <table:table-column table:style-name="SOCIAL_5f_VALUES.A"/>
        <table:table-column table:style-name="SOCIAL_5f_VALUES.B"/>
        <table:table-column table:style-name="SOCIAL_5f_VALUES.C"/>
        <table:table-column table:style-name="SOCIAL_5f_VALUES.D"/>
        <table:table-column table:style-name="SOCIAL_5f_VALUES.E"/>
        <table:table-column table:style-name="SOCIAL_5f_VALUES.F"/>
        <table:table-row table:style-name="SOCIAL_5f_VALUES.1">
          <table:table-cell table:style-name="SOCIAL_5f_VALUES.A1" office:value-type="string">
            <text:p text:style-name="P21">#</text:p>
          </table:table-cell>
          <table:table-cell table:style-name="SOCIAL_5f_VALUES.B1" office:value-type="string">
            <text:p text:style-name="P22">Question</text:p>
          </table:table-cell>
          <table:table-cell table:style-name="SOCIAL_5f_VALUES.B1" office:value-type="string">
            <text:p text:style-name="P22"><text:span text:style-name="Default_20_Paragraph_20_Font">Additional Detail</text:span></text:p>
          </table:table-cell>
          <table:table-cell table:style-name="SOCIAL_5f_VALUES.B1" office:value-type="string">
            <text:p text:style-name="P22"><text:span text:style-name="Default_20_Paragraph_20_Font">What good looks like</text:span></text:p>
          </table:table-cell>
          <table:table-cell table:style-name="SOCIAL_5f_VALUES.A1" office:value-type="string">
            <text:p text:style-name="P22"/>
          </table:table-cell>
          <table:table-cell table:style-name="SOCIAL_5f_VALUES.A1" office:value-type="string">
            <text:p text:style-name="P22">Response</text:p>
          </table:table-cell>
        </table:table-row>
        <table:table-row>
          <table:table-cell table:style-name="SOCIAL_5f_VALUES.A1" office:value-type="string">
            <text:p text:style-name="P32">1</text:p>
          </table:table-cell>
          <table:table-cell table:style-name="SOCIAL_5f_VALUES.B1" office:value-type="string">
            <text:p text:style-name="P26">«<text:span text:style-name="T16">I</text:span>nsert_SocVal_Question_#»</text:p>
            <text:p text:style-name="P26"/>
          </table:table-cell>
          <table:table-cell table:style-name="SOCIAL_5f_VALUES.B1" office:value-type="string">
            <text:p text:style-name="P26">«<text:span text:style-name="T16">I</text:span>nsert_SocVal_Question_Additional_#»</text:p>
          </table:table-cell>
          <table:table-cell table:style-name="SOCIAL_5f_VALUES.B1" office:value-type="string">
            <text:p text:style-name="P26">«<text:span text:style-name="T16">I</text:span>nsert_SocVal_Question_What_Good_#»</text:p>
          </table:table-cell>
          <table:table-cell table:style-name="SOCIAL_5f_VALUES.A1" office:value-type="string">
            <text:p text:style-name="P26"/>
          </table:table-cell>
          <table:table-cell table:style-name="SOCIAL_5f_VALUES.A1" office:value-type="string">
            <text:p text:style-name="P33"/>
          </table:table-cell>
        </table:table-row>
      </table:table>
      <text:p text:style-name="P34"/>
      <text:p text:style-name="P15"/>
      <text:p text:style-name="P12"><text:bookmark-start text:name="_Toc110266955"/><text:bookmark-start text:name="_Toc96061030"/></text:p>
      <text:h text:style-name="P38" text:outline-level="1"><text:bookmark-start text:name="_Toc111475182"/><text:bookmark-start text:name="_Toc111568144"/><text:bookmark-start text:name="_Toc111820040"/><text:span text:style-name="Default_20_Paragraph_20_Font"><text:span text:style-name="T11">«Insert_Cultural_Fit_Title»</text:span></text:span><text:bookmark-end text:name="_Toc111475182"/><text:bookmark-end text:name="_Toc111568144"/><text:bookmark-end text:name="_Toc111820040"/><text:bookmark-end text:name="_Toc96061030"/><text:bookmark-end text:name="_Toc110266955"/></text:h>
      <text:p text:style-name="Normal"/>
      <text:p text:style-name="Normal">Guidelines:</text:p>
      <text:list xml:id="list123859705593901" text:continue-numbering="true" text:style-name="L4">
        <text:list-item>
          <text:p text:style-name="P45">You must answer all the following questions</text:p>
        </text:list-item>
        <text:list-item>
          <text:p text:style-name="P45">Keep your responses as succinct as possible</text:p>
        </text:list-item>
      </text:list>
      <text:p text:style-name="P35"/>
      <table:table table:name="CULTURAL_FIT" table:style-name="CULTURAL_5f_FIT">
        <table:table-column table:style-name="CULTURAL_5f_FIT.A"/>
        <table:table-column table:style-name="CULTURAL_5f_FIT.B" table:number-columns-repeated="2"/>
        <table:table-column table:style-name="CULTURAL_5f_FIT.D"/>
        <table:table-column table:style-name="CULTURAL_5f_FIT.E"/>
        <table:table-column table:style-name="CULTURAL_5f_FIT.F"/>
        <table:table-row table:style-name="CULTURAL_5f_FIT.1">
          <table:table-cell table:style-name="CULTURAL_5f_FIT.A1" office:value-type="string">
            <text:p text:style-name="P21">#</text:p>
          </table:table-cell>
          <table:table-cell table:style-name="CULTURAL_5f_FIT.B1" office:value-type="string">
            <text:p text:style-name="P22">Question</text:p>
          </table:table-cell>
          <table:table-cell table:style-name="CULTURAL_5f_FIT.B1" office:value-type="string">
            <text:p text:style-name="P22"><text:span text:style-name="Default_20_Paragraph_20_Font">Additional Detail</text:span></text:p>
          </table:table-cell>
          <table:table-cell table:style-name="CULTURAL_5f_FIT.A1" office:value-type="string">
            <text:p text:style-name="P22"><text:span text:style-name="Default_20_Paragraph_20_Font">What good looks like</text:span></text:p>
          </table:table-cell>
          <table:table-cell table:style-name="CULTURAL_5f_FIT.A1" office:value-type="string">
            <text:p text:style-name="P22"/>
          </table:table-cell>
          <table:table-cell table:style-name="CULTURAL_5f_FIT.A1" office:value-type="string">
            <text:p text:style-name="P22">Response</text:p>
          </table:table-cell>
        </table:table-row>
        <table:table-row>
          <table:table-cell table:style-name="CULTURAL_5f_FIT.A1" office:value-type="string">
            <text:p text:style-name="P32">1</text:p>
          </table:table-cell>
          <table:table-cell table:style-name="CULTURAL_5f_FIT.B1" office:value-type="string">
            <text:p text:style-name="P26">«<text:span text:style-name="T17">I</text:span>nsert_CultFit_Question_#»</text:p>
            <text:p text:style-name="P26"/>
          </table:table-cell>
          <table:table-cell table:style-name="CULTURAL_5f_FIT.B1" office:value-type="string">
            <text:p text:style-name="P26">«<text:span text:style-name="T17">I</text:span>nsert_CultFit_Question_Additional_#»</text:p>
          </table:table-cell>
          <table:table-cell table:style-name="CULTURAL_5f_FIT.A1" office:value-type="string">
            <text:p text:style-name="P26">«<text:span text:style-name="T17">I</text:span>nsert_CultFit_Question_What_Good_#»</text:p>
          </table:table-cell>
          <table:table-cell table:style-name="CULTURAL_5f_FIT.A1" office:value-type="string">
            <text:p text:style-name="P33"><text:span text:style-name="Default_20_Paragraph_20_Font"><text:span text:style-name="T9"/></text:span></text:p>
          </table:table-cell>
          <table:table-cell table:style-name="CULTURAL_5f_FIT.A1" office:value-type="string">
            <text:p text:style-name="P33"/>
          </table:table-cell>
        </table:table-row>
      </table:table>
      <text:p text:style-name="P34"/>
      <text:p text:style-name="P15"><text:bookmark-start text:name="_Toc96061032"/><text:bookmark-start text:name="_Toc110266957"/></text:p>
      <text:h text:style-name="P39" text:outline-level="2"><text:bookmark-start text:name="_Toc111475183"/><text:bookmark-start text:name="_Toc111568145"/><text:bookmark-start text:name="_Toc111820041"/>How to complete your 4. Price Schedule<text:bookmark-end text:name="_Toc111475183"/><text:bookmark-end text:name="_Toc111568145"/><text:bookmark-end text:name="_Toc111820041"/><text:bookmark-end text:name="_Toc96061032"/><text:bookmark-end text:name="_Toc110266957"/><text:line-break/></text:h>
      <text:p text:style-name="Normal">Read and understand the instructions in the 4. Price Schedule, and in this section before submitting your prices.</text:p>
      <text:p text:style-name="Normal">Your prices should compare with the technical of your offer.</text:p>
      <text:p text:style-name="Normal">Your prices must be sustainable and inclusive of all costs for example your operating costs and profit.</text:p>
      <text:p text:style-name="Normal">Your prices are to exclude VAT.</text:p>
      <text:p text:style-name="Normal">Pricing is to be inclusive of expenses.</text:p>
      <text:p text:style-name="Normal">The currency is British pounds sterling, up to two decimal places.</text:p>
      <text:p text:style-name="Normal">The percentages submitted shall be up to two decimal places.</text:p>
      <text:p text:style-name="Normal">Pricing will be based on:</text:p>
      <text:list text:style-name="L5">
        <text:list-item>
          <text:p text:style-name="P46">Eight (8) hour Working Day; and</text:p>
        </text:list-item>
        <text:list-item>
          <text:p text:style-name="P46">Rounded to the nearest £10.</text:p>
        </text:list-item>
      </text:list>
      <text:p text:style-name="Normal">Zero bids will not be allowed.</text:p>
      <text:p text:style-name="Normal">We will investigate where we consider your bid to be abnormally low.</text:p>
      <text:p text:style-name="Normal">The prices submitted shall not exceed the overarching commercial agreement rates.</text:p>
      <text:p text:style-name="Normal">You must download and complete the 4. Price Schedule for the Lot(s) you are submitting a bid for.</text:p>
      <text:p text:style-name="Normal">Further detail may be provided within the 4. Price Schedule.</text:p>
      <text:p text:style-name="Normal">When you have completed your 4. Price Schedule, you must upload this into the <text:span text:style-name="Default_20_Paragraph_20_Font"><text:span text:style-name="T5">the </text:span></text:span>Crown Commercial Services e-Sourcing Suite.</text:p>
      <text:p text:style-name="Normal">Do not alter, amend or change the format or layout of the 4. Price Schedule.</text:p>
      <text:p text:style-name="P11"/>
      <text:h text:style-name="Heading_20_1" text:outline-level="1"><text:bookmark-start text:name="_Toc96061033"/><text:bookmark-start text:name="_Toc110266958"/><text:bookmark-start text:name="_Toc111475184"/><text:bookmark-start text:name="_Toc111568146"/><text:bookmark-start text:name="_Toc111820042"/><text:bookmark-start text:name="_Toc95972669"/><text:bookmark-end text:name="_Toc92688238"/>Award Criteria<text:bookmark-end text:name="_Toc96061033"/><text:bookmark-end text:name="_Toc110266958"/><text:bookmark-end text:name="_Toc111475184"/><text:bookmark-end text:name="_Toc111568146"/><text:bookmark-end text:name="_Toc111820042"/><text:line-break/></text:h>
      <text:p text:style-name="Normal">The award stage consists of an evaluation and discussion process, whereby the Buyer may meet with you, where required, to discuss minor changes to the proposed approach and firm up any implementation plans etc.</text:p>
      <text:p text:style-name="Normal"/>
      <text:p text:style-name="Normal">Provided all parties can come to an agreement, on service delivery costs, an offer of contract will be formally made.</text:p>
      <text:p text:style-name="Normal"/>
      <text:h text:style-name="Heading_20_2" text:outline-level="2"><text:bookmark-start text:name="_Toc96061034"/><text:bookmark-start text:name="_Toc110266959"/><text:bookmark-start text:name="_Toc111475185"/><text:bookmark-start text:name="_Toc111568147"/><text:bookmark-start text:name="_Toc111820043"/>Award process - What you need to do<text:bookmark-end text:name="_Toc96061034"/><text:bookmark-end text:name="_Toc110266959"/><text:bookmark-end text:name="_Toc111475185"/><text:bookmark-end text:name="_Toc111568147"/><text:bookmark-end text:name="_Toc111820043"/><text:line-break/></text:h>
      <text:list text:style-name="L6">
        <text:list-item>
          <text:p text:style-name="P47"><text:span text:style-name="Default_20_Paragraph_20_Font"><text:span text:style-name="T13">Provide the confirmations and affirmations above</text:span></text:span>.</text:p>
        </text:list-item>
        <text:list-item>
          <text:p text:style-name="P47">Write your Bid submission and upload it onto the e-Sourcing portal</text:p>
        </text:list-item>
        <text:list-item>
          <text:p text:style-name="P47">Complete and upload your Price Schedule onto the e-Sourcing portal</text:p>
        </text:list-item>
      </text:list>
      <text:p text:style-name="Normal"/>
      <text:h text:style-name="Heading_20_2" text:outline-level="2"><text:bookmark-start text:name="_Toc96061035"/><text:bookmark-start text:name="_Toc110266960"/><text:bookmark-start text:name="_Toc111475186"/><text:bookmark-start text:name="_Toc111568148"/><text:bookmark-start text:name="_Toc111820044"/>Award process - What we will do<text:bookmark-end text:name="_Toc96061035"/><text:bookmark-end text:name="_Toc110266960"/><text:bookmark-end text:name="_Toc111475186"/><text:bookmark-end text:name="_Toc111568148"/><text:bookmark-end text:name="_Toc111820044"/></text:h>
      <text:p text:style-name="Normal"/>
      <text:h text:style-name="P40" text:outline-level="3"><text:bookmark-start text:name="_Toc96061036"/><text:bookmark-start text:name="_Toc110266961"/><text:bookmark-start text:name="_Toc111475187"/><text:bookmark-start text:name="_Toc111568149"/><text:bookmark-start text:name="_Toc111820045"/>Compliance Check<text:bookmark-end text:name="_Toc96061036"/><text:bookmark-end text:name="_Toc110266961"/><text:bookmark-end text:name="_Toc111475187"/><text:bookmark-end text:name="_Toc111568149"/><text:bookmark-end text:name="_Toc111820045"/></text:h>
      <text:p text:style-name="Normal">First, we will complete a mandatory evaluation to make sure that you have answered all questions and have completed the Price Schedule in line with our instructions. <text:s/></text:p>
      <text:p text:style-name="Normal">We will also ensure that costs are in line with the agreed commercial agreement rates, where applicable.<text:line-break/></text:p>
      <text:h text:style-name="P40" text:outline-level="3"><text:bookmark-start text:name="_Toc96061037"/><text:bookmark-start text:name="_Toc110266962"/><text:bookmark-start text:name="_Toc111475188"/><text:bookmark-start text:name="_Toc111568150"/><text:bookmark-start text:name="_Toc111820046"/>Technical Evaluation<text:bookmark-end text:name="_Toc96061037"/><text:bookmark-end text:name="_Toc110266962"/><text:bookmark-end text:name="_Toc111475188"/><text:bookmark-end text:name="_Toc111568150"/> and Commercial Evaluation<text:bookmark-end text:name="_Toc111820046"/></text:h>
      <text:p text:style-name="P27">We will review your proposal. <text:s/>We will only consider if the suggested approach is acceptable and if costs are in line with budget constraints/expectations.</text:p>
      <text:p text:style-name="P27">Where any element of your proposal is not clear and/or changes are required you will be contacted to discuss further - this may be via the telephone, face to face or a mixture of both.</text:p>
      <text:p text:style-name="P27">Any clarification contact will initially be made via the e-sourcing suite.</text:p>
      <text:p text:style-name="P27"/>
      <text:h text:style-name="P40" text:outline-level="3"><text:bookmark-start text:name="_Toc110266965"/><text:bookmark-start text:name="_Toc111475191"/><text:bookmark-start text:name="_Toc111568153"/><text:bookmark-start text:name="_Toc111820047"/>Presentations<text:bookmark-end text:name="_Toc110266965"/><text:bookmark-end text:name="_Toc111475191"/><text:bookmark-end text:name="_Toc111568153"/><text:bookmark-end text:name="_Toc111820047"/></text:h>
      <text:p text:style-name="P14"><text:span text:style-name="Default_20_Paragraph_20_Font"><text:span text:style-name="T15">This procurement may be run using 2 stages. <text:s/>Please refer to the timetable in Attachment 1 to see if a presentation is being used.  If the ‘start supplier evaluation’ and 'bidder presentations' fields are the same date then a presentation is not part of the evaluation process.  If the dates are different then a presentation is part of the evaluation </text:span></text:span><text:soft-page-break/><text:span text:style-name="Default_20_Paragraph_20_Font"><text:span text:style-name="T15">process.</text:span></text:span><text:span text:style-name="Default_20_Paragraph_20_Font"><text:span text:style-name="T8"><text:line-break/></text:span></text:span></text:p>
      <text:h text:style-name="P40" text:outline-level="3"><text:bookmark-start text:name="_Toc96061040"/><text:bookmark-start text:name="_Toc110266966"/><text:bookmark-start text:name="_Toc111475192"/><text:bookmark-start text:name="_Toc111568154"/><text:bookmark-start text:name="_Toc111820048"/>Award<text:bookmark-end text:name="_Toc96061040"/><text:bookmark-end text:name="_Toc110266966"/><text:bookmark-end text:name="_Toc111475192"/><text:bookmark-end text:name="_Toc111568154"/><text:bookmark-end text:name="_Toc111820048"/></text:h>
      <text:p text:style-name="P27">Award will be made to you provided that all parties can meet a mutually agreeable approach that offers value for money.</text:p>
      <text:p text:style-name="P28">We will notify you of award via the e-sourcing suite.</text:p>
      <text:p text:style-name="Normal">We may include a standstill period in which case the successful bidders will be issued an Intention to Award letter with all suppliers notified of the intended outcome.</text:p>
      <text:p text:style-name="Normal"><text:bookmark-end text:name="_Toc95972669"/></text:p>
      <text:h text:style-name="Heading_20_1" text:outline-level="1"><text:bookmark-start text:name="_Toc110266972"/><text:bookmark-start text:name="_Toc111475198"/><text:bookmark-start text:name="_Toc111568160"/><text:bookmark-start text:name="_Toc111820049"/>Further Information<text:bookmark-end text:name="_Toc110266972"/><text:bookmark-end text:name="_Toc111475198"/><text:bookmark-end text:name="_Toc111568160"/><text:bookmark-end text:name="_Toc111820049"/></text:h>
      <text:p text:style-name="P14"><text:span text:style-name="Default_20_Paragraph_20_Font"><text:span text:style-name="T15">All communications will be conducted via the e-sourcing suite, including notification of outcome.</text:span></text:span></text:p>
      <text:p text:style-name="P29"/>
      <text:p text:style-name="P14"><text:span text:style-name="Default_20_Paragraph_20_Font"><text:span text:style-name="T14">We may include a standstill period in which case the successful bidders will be issued an Intention to Award. <text:s/></text:span></text:span><text:span text:style-name="Default_20_Paragraph_20_Font"><text:span text:style-name="T15">Please refer to the timetable in Attachment 1 to see if a Standstill is applicable to this procurement.  If the 'Standstill Period' and 'Proposed Award Date of Contract' are the same date then a Standstill is not being used.  If the dates are different then a Standstill is being used</text:span></text:span><text:span text:style-name="Default_20_Paragraph_20_Font"><text:span text:style-name="T14">"</text:span></text:span></text:p>
      <text:p text:style-name="P29"/>
      <text:p text:style-name="P14"><text:span text:style-name="Default_20_Paragraph_20_Font"><text:span text:style-name="T15">If we are using a Standstill, a Standstill Period of ten (10) calendar days will start, the term Standstill Period is set out in Regulation 87(2) of the Regulations. During this time, you can ask questions that relate to our decision to award.</text:span></text:span></text:p>
      <text:p text:style-name="P8"/>
      <text:p text:style-name="P14"><text:span text:style-name="Default_20_Paragraph_20_Font"><text:span text:style-name="T15">Following the standstill period, and if there are no challenges to our decision, the successful bidder will be formally awarded a contract.</text:span></text:span></text:p>
      <text:p text:style-name="P8"/>
      <text:p text:style-name="P14"><text:span text:style-name="Default_20_Paragraph_20_Font"><text:span text:style-name="T15">The conclusion of a contract may be subject to the provision of due ‘certificates, statements and other means of proof’ where Potential Bidders have, to this point, relied on self-certification</text:span></text:span><text:span text:style-name="Default_20_Paragraph_20_Font"><text:span text:style-name="T14">.</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modern" style:font-pitch="fixed"/>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S Gothic" style:font-family-asian="'MS Gothic'" style:font-family-generic-asian="modern" style:font-pitch-asian="fixed"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Light" style:font-family-complex="'Calibri Light'"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Calibri Light" style:font-family-complex="'Calibri Light'"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name-complex="Calibri Light" style:font-family-complex="'Calibri Light'" style:font-family-generic-complex="swiss" style:font-pitch-complex="variable" style:font-size-complex="12.5pt"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font-size="12.5pt" style:font-size-asian="12.5pt"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fo:hyphenate="true" loext:hyphenation-no-caps="false" loext:hyphenation-no-last-word="false" loext:hyphenation-word-char-count="no-limit" loext:hyphenation-zone="no-limit"/>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TOC_20_2" style:display-name="TOC 2" style:family="paragraph" style:parent-style-name="Normal" style:next-style-name="Normal" style:auto-update="true">
      <style:paragraph-properties fo:margin-top="0cm" fo:margin-bottom="0.176cm" style:contextual-spacing="false" fo:hyphenation-ladder-count="no-limit">
        <style:tab-stops>
          <style:tab-stop style:position="15.903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Normal_20__28_Web_29_" style:display-name="Normal (Web)" style:family="paragraph" style:parent-style-name="Normal">
      <style:paragraph-properties fo:margin-top="0.176cm" fo:margin-bottom="0.176cm" style:contextual-spacing="false"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loext:hyphenation-no-last-word="false" loext:hyphenation-word-char-count="no-limit" loext:hyphenation-zone="no-limit"/>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tru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cm" fo:margin-bottom="0cm" style:contextual-spacing="false" fo:hyphenation-ladder-count="no-limit">
        <style:tab-stops>
          <style:tab-stop style:position="7.96cm" style:type="center"/>
          <style:tab-stop style:position="15.921cm" style:type="right"/>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text-properties fo:font-size="12.5pt" style:font-size-asian="12.5pt"/>
    </style:style>
    <style:style style:name="Footer_20_Char" style:display-name="Footer Char" style:family="text" style:parent-style-name="Default_20_Paragraph_20_Font">
      <style:text-properties fo:font-size="12.5pt" style:font-size-asian="12.5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fo:font-size="10pt" style:font-size-asian="10pt" style:font-name-complex="Arial"/>
    </style:style>
    <style:style style:name="MT2" style:family="text">
      <style:text-properties fo:color="#0000cc" loext:opacity="100%" style:font-name="Arial" fo:font-size="10pt" fo:background-color="#ffffff" loext:char-shading-value="0" style:font-size-asian="10pt" style:font-name-complex="Arial" style:font-size-complex="10pt" style:font-weight-complex="bold"/>
    </style:style>
    <style:style style:name="MT3" style:family="text">
      <style:text-properties fo:color="#0000cc" loext:opacity="100%" style:font-name="Arial" fo:font-size="10pt" style:font-size-asian="10pt" style:font-name-complex="Arial" style:font-size-complex="12.5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text:span text:style-name="Default_20_Paragraph_20_Font"><text:span text:style-name="MT1"><text:page-number text:select-page="current">11</text:page-number></text:span></text:span></text:p>
        <text:p text:style-name="Footer"><text:span text:style-name="Default_20_Paragraph_20_Font"><text:span text:style-name="MT1">Direct Award Proposal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style:footer>
    </style:master-page>
    <style:master-page style:name="MPF0" style:page-layout-name="Mpm2" draw:style-name="Mdp1" style:next-style-name="MP0">
      <style:footer>
        <text:p text:style-name="Footer"><text:span text:style-name="Default_20_Paragraph_20_Font"><text:span text:style-name="MT1">Direct Award Proposal Pack Att2 </text:span></text:span><text:span text:style-name="Default_20_Paragraph_20_Font"><text:span text:style-name="MT2">«version»</text:span></text:span><text:span text:style-name="Default_20_Paragraph_20_Font"><text:span text:style-name="MT1"><text:tab/><text:tab/></text:span></text:span><text:span text:style-name="Default_20_Paragraph_20_Font"><text:span text:style-name="MT2">«System Document Publish date»</text:span></text:span></text:p>
        <text:p text:style-name="Footer"><text:span text:style-name="Default_20_Paragraph_20_Font"><text:span text:style-name="MT1">Ref: </text:span></text:span><text:span text:style-name="Default_20_Paragraph_20_Font"><text:span text:style-name="MT3">«Insert Event id»</text:span></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1.2$MacOSX_AARCH64 LibreOffice_project/3c58a8f3a960df8bc8fd77b461821e42c061c5f0</meta:generator>
    <dc:title/>
    <dc:description/>
    <dc:subject/>
    <meta:initial-creator>Ian Turner</meta:initial-creator>
    <meta:creation-date>2022-08-19T13:48:00Z</meta:creation-date>
    <dc:date>2022-09-14T13:53:35.743901656</dc:date>
    <meta:editing-cycles>8</meta:editing-cycles>
    <meta:editing-duration>PT1H57M27S</meta:editing-duration>
    <meta:document-statistic meta:table-count="6" meta:image-count="0" meta:object-count="0" meta:page-count="11" meta:paragraph-count="175" meta:word-count="1742" meta:character-count="10765" meta:non-whitespace-character-count="9198"/>
    <meta:template xlink:type="simple" xlink:actuate="onRequest" xlink:title="" xlink:href="Normal"/>
  </office:meta>
</office:document-meta>
</file>